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2">
      <style:text-properties officeooo:paragraph-rsid="001f95f5"/>
    </style:style>
    <style:style style:name="P14" style:family="paragraph" style:parent-style-name="Text_20_body" style:list-style-name="L13"/>
    <style:style style:name="P15" style:family="paragraph" style:parent-style-name="Text_20_body" style:list-style-name="L14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Project Idea: <text:span text:style-name="Strong_20_Emphasis">Order Tracking &amp; Analytics Microservice</text:span></text:h>
      <text:h text:style-name="Heading_20_3" text:outline-level="3"><text:span text:style-name="Strong_20_Emphasis">Overview</text:span></text:h>
      <text:p text:style-name="Text_20_body">Build a simplified distributed system consisting of three microservices:</text:p>
      <text:list text:style-name="L1">
        <text:list-item>
          <text:p text:style-name="P1"><text:span text:style-name="Strong_20_Emphasis">Order Service</text:span> — Handles order creation and updates.</text:p>
        </text:list-item>
        <text:list-item>
          <text:p text:style-name="P1"><text:span text:style-name="Strong_20_Emphasis">Stock Service</text:span> — Manages inventory levels and updates stock quantities.</text:p>
        </text:list-item>
        <text:list-item>
          <text:p text:style-name="P1"><text:span text:style-name="Strong_20_Emphasis">Analytics Service</text:span> — Consumes messages from RabbitMQ, enriches them, and indexes data in Elasticsearch for search and analytics.</text:p>
        </text:list-item>
      </text:list>
      <text:p text:style-name="Text_20_body">The goal is to simulate a real-world event-driven system. </text:p>
      <text:p text:style-name="Text_20_body"/>
      <text:h text:style-name="Heading_20_2" text:outline-level="2"><text:span text:style-name="Strong_20_Emphasis">System Architecture</text:span></text:h>
      <text:p text:style-name="Text_20_body"><text:span text:style-name="Strong_20_Emphasis">Flow:</text:span></text:p>
      <text:list text:style-name="L4">
        <text:list-item>
          <text:p text:style-name="P4">The <text:span text:style-name="Strong_20_Emphasis">Order Service</text:span> receives a <text:span text:style-name="Source_20_Text">CreateOrder</text:span> gRPC call.</text:p>
        </text:list-item>
        <text:list-item>
          <text:p text:style-name="P4">It calls the <text:span text:style-name="Strong_20_Emphasis">Stock Service</text:span> (via gRPC) to check and reserve stock for each SKU.</text:p>
        </text:list-item>
        <text:list-item>
          <text:p text:style-name="P4">If the stock is sufficient, the order is saved to the database, and an <text:span text:style-name="Strong_20_Emphasis">event is published</text:span> to RabbitMQ (<text:span text:style-name="Source_20_Text">order.events</text:span>).</text:p>
        </text:list-item>
        <text:list-item>
          <text:p text:style-name="P4">The <text:span text:style-name="Strong_20_Emphasis">Analytics Service</text:span> consumes the event and indexes it into <text:span text:style-name="Strong_20_Emphasis">Elasticsearch</text:span>.</text:p>
        </text:list-item>
        <text:list-item>
          <text:p text:style-name="P4">The <text:span text:style-name="Strong_20_Emphasis">Stock Service</text:span> can also listen to order cancellations (from another queue like <text:span text:style-name="Source_20_Text">order.cancelled</text:span>) to <text:span text:style-name="Strong_20_Emphasis">restore stock</text:span>.</text:p>
        </text:list-item>
      </text:list>
      <text:p text:style-name="Text_20_body"/>
      <text:h text:style-name="Heading_20_2" text:outline-level="2"><text:span text:style-name="Strong_20_Emphasis">Project Requirements</text:span></text:h>
      <text:h text:style-name="Heading_20_3" text:outline-level="3"><text:span text:style-name="Strong_20_Emphasis">1. Order Service</text:span></text:h>
      <text:p text:style-name="Text_20_body"><text:span text:style-name="Strong_20_Emphasis">Responsibilities:</text:span></text:p>
      <text:list text:style-name="L5">
        <text:list-item>
          <text:p text:style-name="P5">Create and update orders.</text:p>
        </text:list-item>
        <text:list-item>
          <text:p text:style-name="P5"><text:soft-page-break/>Interact with Stock Service before confirming an order.</text:p>
        </text:list-item>
        <text:list-item>
          <text:p text:style-name="P5">Publish order events to RabbitMQ.</text:p>
        </text:list-item>
      </text:list>
      <text:p text:style-name="Text_20_body"><text:span text:style-name="Strong_20_Emphasis">Features:</text:span></text:p>
      <text:list text:style-name="L6">
        <text:list-item>
          <text:p text:style-name="P6">gRPC endpoints:</text:p>
          <text:list>
            <text:list-item>
              <text:p text:style-name="P6"><text:span text:style-name="Source_20_Text">CreateOrder</text:span></text:p>
            </text:list-item>
            <text:list-item>
              <text:p text:style-name="P6"><text:span text:style-name="Source_20_Text">UpdateOrderStatus</text:span></text:p>
            </text:list-item>
            <text:list-item>
              <text:p text:style-name="P6"><text:span text:style-name="Source_20_Text">GetOrder</text:span></text:p>
            </text:list-item>
            <text:list-item>
              <text:p text:style-name="P6"><text:span text:style-name="Source_20_Text">GetOrdersByCustomer</text:span></text:p>
            </text:list-item>
          </text:list>
        </text:list-item>
      </text:list>
      <text:p text:style-name="Text_20_body"><text:span text:style-name="Strong_20_Emphasis">Database:</text:span></text:p>
      <text:list text:style-name="L7">
        <text:list-item>
          <text:p text:style-name="P7"><text:span text:style-name="Source_20_Text">orders(id, customer_id, total_amount, status, created_at)</text:span></text:p>
        </text:list-item>
        <text:list-item>
          <text:p text:style-name="P7"><text:span text:style-name="Source_20_Text">order_items(id, order_id, sku, quantity, unit_price)</text:span></text:p>
        </text:list-item>
        <text:list-item>
          <text:p text:style-name="P7"><text:span text:style-name="Source_20_Text">customer(id,name)</text:span></text:p>
        </text:list-item>
      </text:list>
      <text:p text:style-name="Text_20_body"><text:span text:style-name="Strong_20_Emphasis">Key Logic:</text:span></text:p>
      <text:list text:style-name="L8">
        <text:list-item>
          <text:p text:style-name="P8">On <text:span text:style-name="Source_20_Text">CreateOrder</text:span>, for each SKU:</text:p>
          <text:list>
            <text:list-item>
              <text:p text:style-name="P8"><text:span text:style-name="Source_20_Text">reserve stock</text:span> via gRPC to Stock Service.</text:p>
            </text:list-item>
            <text:list-item>
              <text:p text:style-name="P8">If successful for all items → insert into DB → publish <text:span text:style-name="Source_20_Text">OrderCreated</text:span> event to RabbitMQ.</text:p>
            </text:list-item>
          </text:list>
        </text:list-item>
        <text:list-item>
          <text:p text:style-name="P8">Use <text:span text:style-name="Strong_20_Emphasis">goroutines</text:span> to handle message publishing and logging asynchronously.</text:p>
        </text:list-item>
      </text:list>
      <text:p text:style-name="Horizontal_20_Line"/>
      <text:h text:style-name="Heading_20_3" text:outline-level="3"><text:span text:style-name="Strong_20_Emphasis">2. Stock Service</text:span></text:h>
      <text:p text:style-name="Text_20_body"><text:span text:style-name="Strong_20_Emphasis">Responsibilities:</text:span></text:p>
      <text:list text:style-name="L9">
        <text:list-item>
          <text:p text:style-name="P9">Manage inventory and ensure consistency when multiple orders come in concurrently.</text:p>
        </text:list-item>
        <text:list-item>
          <text:p text:style-name="P9">Provide gRPC endpoints to query and reserve stock.</text:p>
        </text:list-item>
      </text:list>
      <text:p text:style-name="Text_20_body"><text:soft-page-break/><text:span text:style-name="Strong_20_Emphasis">Features:</text:span></text:p>
      <text:list text:style-name="L10">
        <text:list-item>
          <text:p text:style-name="P10">gRPC endpoints:</text:p>
          <text:list>
            <text:list-item>
              <text:p text:style-name="P10"><text:span text:style-name="Source_20_Text">ReserveStock</text:span></text:p>
            </text:list-item>
            <text:list-item>
              <text:p text:style-name="P10"><text:span text:style-name="Source_20_Text">ReleaseStock)</text:span></text:p>
            </text:list-item>
            <text:list-item>
              <text:p text:style-name="P10"><text:span text:style-name="Source_20_Text">GetStock</text:span></text:p>
            </text:list-item>
          </text:list>
        </text:list-item>
      </text:list>
      <text:p text:style-name="Text_20_body"><text:span text:style-name="Strong_20_Emphasis">Database:</text:span></text:p>
      <text:list text:style-name="L11">
        <text:list-item>
          <text:p text:style-name="P11"><text:span text:style-name="Source_20_Text">stocks</text:span></text:p>
        </text:list-item>
      </text:list>
      <text:p text:style-name="Text_20_body"><text:span text:style-name="Strong_20_Emphasis">Key Logic:</text:span></text:p>
      <text:list text:style-name="L12">
        <text:list-item>
          <text:p text:style-name="P12">When <text:span text:style-name="Source_20_Text">ReserveStock</text:span> is called:</text:p>
          <text:list>
            <text:list-item>
              <text:p text:style-name="P12">Check if <text:span text:style-name="Source_20_Text">qty is available.</text:span></text:p>
            </text:list-item>
            <text:list-item>
              <text:p text:style-name="P13">If yes <text:span text:style-name="Source_20_Text">, reserve qty for that item.</text:span></text:p>
            </text:list-item>
            <text:list-item>
              <text:p text:style-name="P13">listen to <text:span text:style-name="Source_20_Text">order.cancelled</text:span> queue in RabbitMQ to restore stock.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Analytics Service</text:span></text:h>
      <text:p text:style-name="Text_20_body"><text:span text:style-name="Strong_20_Emphasis">Responsibilities:</text:span></text:p>
      <text:list text:style-name="L13">
        <text:list-item>
          <text:p text:style-name="P14">Consume order events and store them in Elasticsearch.</text:p>
        </text:list-item>
        <text:list-item>
          <text:p text:style-name="P14">Provide search &amp; aggregation APIs.</text:p>
        </text:list-item>
      </text:list>
      <text:p text:style-name="Text_20_body"><text:span text:style-name="Strong_20_Emphasis">Features:</text:span></text:p>
      <text:list text:style-name="L14">
        <text:list-item>
          <text:p text:style-name="P15">RabbitMQ consumer on <text:span text:style-name="Source_20_Text">order.events</text:span></text:p>
        </text:list-item>
        <text:list-item>
          <text:p text:style-name="P15">Elasticsearch indexing:</text:p>
          <text:list>
            <text:list-item>
              <text:p text:style-name="P15">Index: <text:span text:style-name="Source_20_Text">orders</text:span></text:p>
            </text:list-item>
            <text:list-item>
              <text:p text:style-name="P15">Documents: order_id, customer_name, product_list, total_amount, status</text:p>
            </text:list-item>
          </text:list>
        </text:list-item>
        <text:list-item>
          <text:p text:style-name="P15"><text:soft-page-break/>Search API:</text:p>
          <text:list>
            <text:list-item>
              <text:p text:style-name="P15">Search by product name, customer name, order status</text:p>
            </text:list-item>
            <text:list-item>
              <text:p text:style-name="P15">Aggregation: orders count by status or customer</text:p>
            </text:list-item>
          </text:list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rlito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Carlito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Carlito1" fo:font-family="Carlito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Carlito" fo:font-family="Carlito" style:font-family-generic="roman" style:font-pitch="variable" fo:font-size="18pt" fo:font-weight="bold" style:font-name-asian="Noto Serif SC" style:font-family-asian="'Noto Serif SC'" style:font-family-generic-asian="system" style:font-pitch-asian="variable" style:font-size-asian="18pt" style:font-weight-asian="bold" style:font-name-complex="Noto Sans" style:font-family-complex="'Noto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Carlito" fo:font-family="Carlito" style:font-family-generic="roman" style:font-pitch="variable" fo:font-size="14pt" fo:font-weight="bold" style:font-name-asian="Noto Serif SC" style:font-family-asian="'Noto Serif SC'" style:font-family-generic-asian="system" style:font-pitch-asian="variable" style:font-size-asian="14pt" style:font-weight-asian="bold" style:font-name-complex="Noto Sans" style:font-family-complex="'Noto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05:25:08.089610780</meta:creation-date>
    <dc:date>2025-11-12T05:46:15.363227227</dc:date>
    <meta:editing-duration>PT21M7S</meta:editing-duration>
    <meta:editing-cycles>2</meta:editing-cycles>
    <meta:generator>Collabora_Office/24.04.15.1$Linux_X86_64 LibreOffice_project/442f8fa06e8988d79336923e976144b13ce2ccee</meta:generator>
    <meta:document-statistic meta:table-count="0" meta:image-count="0" meta:object-count="0" meta:page-count="4" meta:paragraph-count="63" meta:word-count="364" meta:character-count="2345" meta:non-whitespace-character-count="2083"/>
  </office:meta>
</office:document-meta>
</file>